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Gradient_20_4" draw:textarea-horizontal-align="justify" draw:textarea-vertical-align="middle" draw:auto-grow-height="false"/>
    </style:style>
    <style:style style:name="gr2" style:family="graphic" style:parent-style-name="standard">
      <style:graphic-properties draw:fill="gradient" draw:fill-gradient-name="Gradient_20_1"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1.02cm" fo:min-width="5.215cm"/>
    </style:style>
    <style:style style:name="gr4" style:family="graphic" style:parent-style-name="standard">
      <style:graphic-properties draw:fill="gradient" draw:fill-gradient-name="Gradient_20_3" draw:textarea-horizontal-align="justify" draw:textarea-vertical-align="middle" draw:auto-grow-height="false"/>
    </style:style>
    <style:style style:name="gr5" style:family="graphic" style:parent-style-name="standard">
      <style:graphic-properties svg:stroke-width="0.102cm" svg:stroke-color="#333333" draw:marker-start="Arrow" draw:marker-start-width="0.457cm" draw:marker-end="Arrow"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draw:fill="gradient" draw:fill-gradient-name="Gradient_20_2" draw:textarea-vertical-align="middle" draw:auto-grow-height="false" fo:min-height="0.749cm" fo:min-width="0.499cm"/>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false" fo:min-height="0.707cm" fo:min-width="5.215cm"/>
    </style:style>
    <style:style style:name="gr9" style:family="graphic" style:parent-style-name="standard">
      <style:graphic-properties draw:stroke="none" svg:stroke-color="#000000" draw:fill="none" draw:fill-color="#ffffff" draw:textarea-horizontal-align="left" draw:auto-grow-height="true" draw:auto-grow-width="false" fo:min-height="0.692cm" fo:min-width="5.215cm"/>
    </style:style>
    <style:style style:name="gr10" style:family="graphic" style:parent-style-name="standard">
      <style:graphic-properties draw:stroke="none" svg:stroke-color="#000000" draw:fill="none" draw:fill-color="#ffffff" draw:textarea-horizontal-align="left" draw:auto-grow-height="true" draw:auto-grow-width="false" fo:min-height="0.693cm" fo:min-width="5.215cm"/>
    </style:style>
    <style:style style:name="gr11" style:family="graphic" style:parent-style-name="standard">
      <style:graphic-properties draw:fill-color="#e6e6ff" draw:textarea-vertical-align="middle" draw:auto-grow-height="false" fo:min-height="0.749cm" fo:min-width="0.499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gradient" draw:fill-gradient-name="Gradient_20_3"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marker-start="Arrow" draw:marker-end="Arrow" draw:marker-end-width="0.3cm" draw:textarea-horizontal-align="center" draw:textarea-vertical-align="middle"/>
    </style:style>
    <style:style style:name="gr16" style:family="graphic" style:parent-style-name="standard">
      <style:graphic-properties draw:fill="gradient" draw:fill-gradient-name="Gradient_20_4" draw:textarea-horizontal-align="justify" draw:textarea-vertical-align="middle" draw:auto-grow-height="false"/>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start"/>
    </style:style>
    <style:style style:name="P5" style:family="paragraph">
      <style:paragraph-properties fo:text-align="start"/>
      <style:text-properties fo:font-size="12pt" style:font-size-asian="12pt" style:font-size-complex="12pt"/>
    </style:style>
    <style:style style:name="P6" style:family="paragraph">
      <style:text-properties fo:font-size="20pt"/>
    </style:style>
    <style:style style:name="P7" style:family="paragraph">
      <style:paragraph-properties fo:text-align="center"/>
      <style:text-properties fo:font-size="14pt" style:font-size-asian="14pt" style:font-size-complex="14pt"/>
    </style:style>
    <style:style style:name="P8" style:family="paragraph">
      <style:paragraph-properties fo:text-align="center"/>
      <style:text-properties fo:color="#000000" fo:font-size="14pt" fo:text-shadow="none" fo:font-weight="normal" style:font-size-asian="14pt" style:font-weight-asian="normal" style:font-size-complex="14pt" style:font-weight-complex="normal"/>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color="#000000" fo:font-size="14pt" fo:text-shadow="none"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office:forms form:automatic-focus="false" form:apply-design-mode="false"/>
        <draw:custom-shape draw:style-name="gr1" draw:text-style-name="P1" draw:layer="layout" svg:width="15.875cm" svg:height="2.54cm" svg:x="3.175cm" svg:y="15.875cm">
          <text:p text:style-name="P1">System Class 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985cm" svg:height="7.62cm" svg:x="3.175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5.08cm" svg:height="1.27cm" svg:x="4.445cm" svg:y="8.255cm">
          <draw:text-box>
            <text:p text:style-name="P1">JUnit Runtime</text:p>
          </draw:text-box>
        </draw:frame>
        <draw:custom-shape draw:style-name="gr4" draw:text-style-name="P1" draw:layer="layout" svg:width="4.445cm" svg:height="1.905cm" svg:x="4.445cm" svg:y="12.065cm">
          <text:p text:style-name="P1">TestC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6.985cm" svg:height="7.62cm" svg:x="12.027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5.715cm" svg:height="1.27cm" svg:x="12.7cm" svg:y="8.255cm">
            <draw:text-box>
              <text:p>OSGi Framework</text:p>
            </draw:text-box>
          </draw:frame>
          <draw:custom-shape draw:style-name="gr4" draw:text-style-name="P1" draw:layer="layout" svg:width="4.445cm" svg:height="1.905cm" svg:x="13.335cm" svg:y="12.065cm">
            <text:p text:style-name="P1">Bund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 draw:text-style-name="P1" draw:layer="layout" svg:x1="9.005cm" svg:y1="13.311cm" svg:x2="13.45cm" svg:y2="13.311cm">
          <text:p/>
        </draw:line>
        <draw:custom-shape draw:style-name="gr6" draw:text-style-name="P1" draw:layer="layout" svg:width="0.955cm" svg:height="2.254cm" svg:x="10.657cm" svg:y="12.07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7"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21">
        <office:forms form:automatic-focus="false" form:apply-design-mode="false"/>
        <draw:g>
          <draw:custom-shape draw:style-name="gr2" draw:text-style-name="P1" draw:layer="layout" svg:width="5.08cm" svg:height="7.678cm" svg:x="15.875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276cm" svg:height="0.925cm" svg:x="16.251cm" svg:y="8.345cm">
            <text:p text:style-name="P1"><text:span text:style-name="T1">Log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3.848cm" svg:height="0.957cm" svg:x="16.62cm" svg:y="5.511cm">
            <draw:text-box>
              <text:p><text:span text:style-name="T1">OSGi Framework</text:span></text:p>
            </draw:text-box>
          </draw:frame>
          <draw:custom-shape draw:style-name="gr4" draw:text-style-name="P2" draw:layer="layout" svg:width="2.994cm" svg:height="1.431cm" svg:x="16.892cm" svg:y="6.534cm">
            <text:p text:style-name="P1"><text:span text:style-name="T1">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276cm" svg:height="0.925cm" svg:x="16.212cm" svg:y="9.555cm">
            <text:p text:style-name="P1"><text:span text:style-name="T1">LogReader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4.276cm" svg:height="0.925cm" svg:x="16.251cm" svg:y="10.849cm">
            <text:p text:style-name="P1"><text:span text:style-name="T1">RemoteLogListe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text-style-name="P1" draw:layer="layout" svg:width="5.637cm" svg:height="5.693cm" svg:x="1.27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4.123cm" svg:height="0.942cm" svg:x="2.214cm" svg:y="7.499cm">
            <draw:text-box>
              <text:p text:style-name="P1"><text:span text:style-name="T1">JUnit Runtime</text:span></text:p>
            </draw:text-box>
          </draw:frame>
          <draw:custom-shape draw:style-name="gr4" draw:text-style-name="P2" draw:layer="layout" svg:width="4.639cm" svg:height="0.942cm" svg:x="1.785cm" svg:y="9.812cm">
            <text:p text:style-name="P1"><text:span text:style-name="T1">TestC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637cm" svg:height="5.693cm" svg:x="7.063cm" svg:y="7.0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4.639cm" svg:height="0.943cm" svg:x="7.609cm" svg:y="7.478cm">
            <draw:text-box>
              <text:p text:style-name="P4"><text:span text:style-name="T1">OSGi Framework</text:span></text:p>
            </draw:text-box>
          </draw:frame>
          <draw:custom-shape draw:style-name="gr4" draw:text-style-name="P2" draw:layer="layout" svg:width="5.25cm" svg:height="0.937cm" svg:x="7.301cm" svg:y="9.818cm">
            <text:p text:style-name="P1"><text:span text:style-name="T1">RemoteLog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0.682cm" svg:height="0.912cm" svg:x="1.785cm" svg:y="11.063cm">
            <text:p text:style-name="P1"><text:span text:style-name="T1">LogEntry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1" draw:layer="layout" svg:width="1.877cm" svg:height="1.397cm" svg:x="13.363cm" svg:y="10.66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text-style-name="P1" draw:layer="layout" svg:x1="16.301cm" svg:y1="11.241cm" svg:x2="15.266cm" svg:y2="11.241cm">
          <text:p/>
        </draw:line>
        <draw:line draw:style-name="gr12" draw:text-style-name="P1" draw:layer="layout" svg:x1="13.599cm" svg:y1="10.838cm" svg:x2="12.592cm" svg:y2="10.321cm">
          <text:p/>
        </draw:line>
        <presentation:notes draw:style-name="dp2">
          <draw:page-thumbnail draw:style-name="gr7" draw:layer="layout" svg:width="13.968cm" svg:height="10.476cm" svg:x="3.81cm" svg:y="2.123cm" draw:page-number="2" presentation:class="page"/>
          <draw:frame presentation:style-name="pr1" draw:text-style-name="P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21">
        <office:forms form:automatic-focus="false" form:apply-design-mode="false"/>
        <draw:custom-shape draw:style-name="gr2" draw:text-style-name="P1" draw:layer="layout" svg:width="11.75cm" svg:height="11.678cm" svg:x="12cm" svg:y="3.322cm">
          <text:p/>
          <draw:enhanced-geometry svg:viewBox="0 0 21600 21600" draw:path-stretchpoint-x="10800" draw:path-stretchpoint-y="10800" draw:text-areas="?f3 ?f4 ?f5 ?f6" draw:type="round-rectangle" draw:modifiers="1684.880636604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5.5cm" svg:height="9.75cm" svg:x="17.241cm" svg:y="4.75cm">
          <text:p/>
          <draw:enhanced-geometry svg:viewBox="0 0 21600 21600" draw:path-stretchpoint-x="10800" draw:path-stretchpoint-y="10800" draw:text-areas="?f3 ?f4 ?f5 ?f6" draw:type="round-rectangle" draw:modifiers="1441.047082348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76cm" svg:height="0.925cm" svg:x="18.75cm" svg:y="12.575cm">
          <text:p text:style-name="P1"><text:span text:style-name="T1">Conn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877cm" svg:height="1.397cm" svg:x="9.123cm" svg:y="12.35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08cm" svg:height="11.678cm" svg:x="1.92cm" svg:y="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815cm" svg:height="0.942cm" svg:x="3.185cm" svg:y="5cm">
          <text:p text:style-name="P1"><text:span text:style-name="T1">TestC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6cm" svg:height="0.912cm" svg:x="3.16cm" svg:y="10.016cm">
          <text:p text:style-name="P1"><text:span text:style-name="T1">Bri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6cm" svg:height="0.912cm" svg:x="3.16cm" svg:y="12.428cm">
          <text:p text:style-name="P1"><text:span text:style-name="T1">Inv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5cm" svg:height="0.806cm" svg:x="2.67cm" svg:y="3.622cm">
          <draw:text-box>
            <text:p text:style-name="P1"><text:span text:style-name="T2">Client Runner</text:span></text:p>
          </draw:text-box>
        </draw:frame>
        <draw:line draw:style-name="gr15" draw:text-style-name="P1" draw:layer="layout" svg:x1="6.25cm" svg:y1="13cm" svg:x2="9cm" svg:y2="13cm">
          <text:p/>
        </draw:line>
        <draw:line draw:style-name="gr15" draw:text-style-name="P1" draw:layer="layout" svg:x1="11.25cm" svg:y1="13cm" svg:x2="18.5cm" svg:y2="13cm">
          <text:p/>
        </draw:line>
        <draw:frame draw:style-name="gr14" draw:text-style-name="P7" draw:layer="layout" svg:width="5cm" svg:height="0.806cm" svg:x="16cm" svg:y="3.75cm">
          <draw:text-box>
            <text:p text:style-name="P1"><text:span text:style-name="T2">OSGi Framework</text:span></text:p>
          </draw:text-box>
        </draw:frame>
        <draw:g>
          <draw:custom-shape draw:style-name="gr16" draw:text-style-name="P2" draw:layer="layout" svg:width="2.776cm" svg:height="1.175cm" svg:x="18.724cm" svg:y="10.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2.776cm" svg:height="1.175cm" svg:x="18.474cm" svg:y="10.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76cm" svg:height="1.175cm" svg:x="18.224cm" svg:y="9.825cm">
            <text:p text:style-name="P1"><text:span text:style-name="T1">Package</text:span></text:p>
            <text:p text:style-name="P1"><text:span text:style-name="T1">Liste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76cm" svg:height="1.175cm" svg:x="18.224cm" svg:y="9.826cm">
            <text:p text:style-name="P1"><text:span text:style-name="T1">Package</text:span></text:p>
            <text:p text:style-name="P1"><text:span text:style-name="T1">Liste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2" draw:layer="layout" svg:width="2.815cm" svg:height="0.942cm" svg:x="13cm" svg:y="5cm">
          <text:p text:style-name="P1"><text:span text:style-name="T1">TestC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76cm" svg:height="0.925cm" svg:x="16.224cm" svg:y="7.825cm">
          <text:p text:style-name="P1"><text:span text:style-name="T1">Ru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776cm" svg:height="0.925cm" svg:x="19.474cm" svg:y="6.075cm">
          <text:p text:style-name="P1"><text:span text:style-name="T1">Ext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 draw:layer="layout" svg:x1="4.42cm" svg:y1="10.928cm" svg:x2="4.42cm" svg:y2="12.428cm">
          <text:p/>
        </draw:line>
        <draw:line draw:style-name="gr12" draw:text-style-name="P1" draw:layer="layout" svg:x1="20.75cm" svg:y1="7cm" svg:x2="20cm" svg:y2="9.75cm">
          <text:p/>
        </draw:line>
        <draw:line draw:style-name="gr15" draw:text-style-name="P1" draw:layer="layout" svg:x1="20cm" svg:y1="12.5cm" svg:x2="20cm" svg:y2="11.5cm">
          <text:p/>
        </draw:line>
        <draw:line draw:style-name="gr15" draw:text-style-name="P1" draw:layer="layout" svg:x1="14.5cm" svg:y1="6.25cm" svg:x2="16cm" svg:y2="8.25cm">
          <text:p/>
        </draw:line>
        <draw:line draw:style-name="gr15" draw:text-style-name="P1" draw:layer="layout" svg:x1="18cm" svg:y1="8.75cm" svg:x2="19cm" svg:y2="9.75cm">
          <text:p/>
        </draw:line>
        <draw:line draw:style-name="gr15" draw:text-style-name="P1" draw:layer="layout" svg:x1="4.5cm" svg:y1="10cm" svg:x2="4.5cm" svg:y2="6.25cm">
          <text:p/>
        </draw:line>
        <draw:frame draw:style-name="gr14" draw:text-style-name="P8" draw:layer="layout" svg:width="4.25cm" svg:height="0.806cm" svg:x="17.75cm" svg:y="5cm">
          <draw:text-box>
            <text:p text:style-name="P1"><text:span text:style-name="T3">Husky Bundle</text:span></text:p>
          </draw:text-box>
        </draw:frame>
        <presentation:notes draw:style-name="dp2">
          <draw:page-thumbnail draw:style-name="gr7" draw:layer="layout" svg:width="13.968cm" svg:height="10.476cm" svg:x="3.81cm" svg:y="2.123cm" draw:page-number="3" presentation:class="page"/>
          <draw:frame presentation:style-name="pr1"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ffffff" draw:end-color="#ff950e" draw:start-intensity="100%" draw:end-intensity="100%" draw:angle="0" draw:border="0%"/>
    <draw:gradient draw:name="Gradient_20_2" draw:display-name="Gradient 2" draw:style="linear" draw:start-color="#ffffff" draw:end-color="#cc0000" draw:start-intensity="100%" draw:end-intensity="100%" draw:angle="0" draw:border="0%"/>
    <draw:gradient draw:name="Gradient_20_3" draw:display-name="Gradient 3" draw:style="linear" draw:start-color="#ffffff" draw:end-color="#33cc66" draw:start-intensity="100%" draw:end-intensity="100%" draw:angle="0" draw:border="0%"/>
    <draw:gradient draw:name="Gradient_20_4" draw:display-name="Gradient 4" draw:style="linear" draw:start-color="#ffffff" draw:end-color="#83ca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3</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3</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homas</meta:initial-creator>
    <meta:creation-date>2009-04-23T09:27:26</meta:creation-date>
    <dc:date>2009-06-03T18:20:36</dc:date>
    <dc:creator>Thomas</dc:creator>
    <meta:editing-duration>PT00H38M40S</meta:editing-duration>
    <meta:editing-cycles>2</meta:editing-cycles>
    <meta:generator>OpenOffice.org/3.0$Linux OpenOffice.org_project/300m15$Build-9379</meta:generator>
    <meta:document-statistic meta:object-count="82"/>
    <meta:user-defined meta:name="Info 1"/>
    <meta:user-defined meta:name="Info 2"/>
    <meta:user-defined meta:name="Info 3"/>
    <meta:user-defined meta:name="Info 4"/>
  </office:meta>
</office:document-meta>
</file>